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4cb7" officeooo:paragraph-rsid="00004cb7"/>
    </style:style>
    <style:style style:name="P2" style:family="paragraph" style:parent-style-name="Standard">
      <style:paragraph-properties fo:line-height="115%" fo:text-align="center" style:justify-single-word="false"/>
      <style:text-properties fo:font-weight="bold" officeooo:rsid="00004cb7" officeooo:paragraph-rsid="00004cb7" style:font-weight-asian="bold" style:font-weight-complex="bold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officeooo:paragraph-rsid="00004cb7"/>
    </style:style>
    <style:style style:name="P4" style:family="paragraph" style:parent-style-name="Standard">
      <style:paragraph-properties fo:line-height="115%" fo:text-align="start" style:justify-single-word="false"/>
      <style:text-properties officeooo:paragraph-rsid="00004cb7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fo:font-weight="normal" officeooo:rsid="00004cb7" officeooo:paragraph-rsid="00004cb7" style:font-weight-asian="normal" style:font-weight-complex="normal"/>
    </style:style>
    <style:style style:name="P6" style:family="paragraph" style:parent-style-name="Standard" style:list-style-name="L2">
      <style:paragraph-properties fo:line-height="115%" fo:text-align="justify" style:justify-single-word="false"/>
      <style:text-properties officeooo:paragraph-rsid="00004cb7"/>
    </style:style>
    <style:style style:name="T1" style:family="text">
      <style:text-properties fo:font-weight="normal" officeooo:rsid="00004cb7" style:font-weight-asian="normal" style:font-weight-complex="normal"/>
    </style:style>
    <style:style style:name="T2" style:family="text">
      <style:text-properties officeooo:rsid="00004cb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Oktario Mufti Yudha</text:p>
      <text:p text:style-name="P1">NPM : 2320506044<text:line-break/><text:line-break/></text:p>
      <text:p text:style-name="P2">Kuis Pertemuan 2</text:p>
      <text:list text:style-name="L1">
        <text:list-item>
          <text:p text:style-name="P3"><text:span text:style-name="T1">J</text:span>elaskan penurunan kinerja bus jika terdapat banyak perangkat yang terkoneksi, sebutkan penyebabnya</text:p>
        </text:list-item>
        <text:list-item>
          <text:p text:style-name="P3"><text:span text:style-name="T2">A</text:span>pa saja keuntungan jika dan tujuan dari penerapan USB?</text:p>
        </text:list-item>
        <text:list-item>
          <text:p text:style-name="P3"><text:span text:style-name="T2">S</text:span>ebutkan perbedaan antara arsitektur bus tradisional dan arsitektur bus berkinerja tinggi</text:p>
        </text:list-item>
      </text:list>
      <text:p text:style-name="P4"/>
      <text:p text:style-name="P2">Jawab</text:p>
      <text:list text:style-name="L2">
        <text:list-item>
          <text:p text:style-name="P5">Bandwidth yang Terbatas: Setiap bus memiliki bandwidth maksimal yang harus dibagi kepada semua perangkat yang terkoneksi. Jika banyak perangkat terhubung, masing-masing perangkat mendapatkan bagian yang lebih kecil, menyebabkan penurunan kinerja secara keseluruhan.</text:p>
        </text:list-item>
        <text:list-item>
          <text:p text:style-name="P6"><text:span text:style-name="T1">Keuntungan dari penggunaan USB adalah </text:span>USB mendukung plug-and-play, yang berarti perangkat dapat digunakan tanpa memerlukan restart atau pengaturan manual yang rumit. <text:span text:style-name="T2">USB diciptakan dengan tujuan </text:span>untuk menggantikan banyak tipe port yang berbeda dengan satu standar yang seragam <text:span text:style-name="T2">sehingga </text:span>memudahkan pengguna dalam menghubungkan berbagai perangkat periferal.</text:p>
        </text:list-item>
        <text:list-item>
          <text:p text:style-name="P6">Arsitektur bus tradisional menggunakan jalur komunikasi bersama (shared bus) dengan bandwidth terbatas, yang sering menyebabkan bottleneck saat banyak perangkat terhubung dan mengakses bus secara bersamaan. <text:span text:style-name="T2">Sedangkan a</text:span>rsitektur bus berkinerja tinggi menggunakan jalur komunikasi terdedikasi (dedicated paths) dengan bandwidth yang jauh lebih besar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7:31:06.749381877</meta:creation-date>
    <dc:date>2024-08-28T17:40:25.798942064</dc:date>
    <meta:editing-duration>PT9M21S</meta:editing-duration>
    <meta:editing-cycles>1</meta:editing-cycles>
    <meta:document-statistic meta:table-count="0" meta:image-count="0" meta:object-count="0" meta:page-count="1" meta:paragraph-count="10" meta:word-count="169" meta:character-count="1288" meta:non-whitespace-character-count="1133"/>
    <meta:generator>LibreOffice/24.8.0.3$Linux_X86_64 LibreOffice_project/480$Build-3</meta:generator>
  </office:meta>
</office:document-meta>
</file>